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erfecto. Para abordar el primer tema —<text:span text:style-name="Strong_20_Emphasis">"¿Qué son los individuos?"</text:span>— propongo una estructura sencilla pero progresiva, que permita al lector comprender qué es un individuo biológico, cuál es su papel fundamental en la vida, y por qué es el punto de partida obligado para entender el sistema que propones.</text:p>
      <text:p text:style-name="Horizontal_20_Line"/>
      <text:h text:style-name="Heading_20_2" text:outline-level="2">🧬 <text:span text:style-name="Strong_20_Emphasis">Sección 1: ¿Qué son los individuos?</text:span></text:h>
      <text:p text:style-name="Text_20_body"><text:span text:style-name="Strong_20_Emphasis">Objetivo:</text:span> Definir al individuo biológico como unidad mínima y fundamental del fenómeno vida.</text:p>
      <text:h text:style-name="Heading_20_3" text:outline-level="3">🔸1. Introducción: El individuo como forma básica de existencia</text:h>
      <text:list xml:id="list3974666372" text:style-name="L1">
        <text:list-item>
          <text:p text:style-name="P1">Presentación de la idea: todo lo que reconocemos como vida está formado por individuos.</text:p>
        </text:list-item>
        <text:list-item>
          <text:p text:style-name="P1">Desde una bacteria hasta un ser humano, la vida se manifiesta como una multitud de entidades separadas.</text:p>
        </text:list-item>
      </text:list>
      <text:p text:style-name="Text_20_body"><text:span text:style-name="Strong_20_Emphasis">Idea clave:</text:span></text:p>
      <text:p text:style-name="Quotations">La vida, tal como la conocemos, se expresa mediante unidades autónomas llamadas individuos. Todo lo vivo tiene forma individual.</text:p>
      <text:p text:style-name="Horizontal_20_Line"/>
      <text:h text:style-name="Heading_20_3" text:outline-level="3">🔸2. Individuo y especie: la estructura jerárquica de la vida</text:h>
      <text:list xml:id="list1753229401" text:style-name="L2">
        <text:list-item>
          <text:p text:style-name="P2">Definición funcional del individuo: organismo completo que nace, se desarrolla, se reproduce y muere.</text:p>
        </text:list-item>
        <text:list-item>
          <text:p text:style-name="P2">Relación entre individuo y especie: la especie es una categoría conceptual, el individuo es la manifestación real.</text:p>
        </text:list-item>
        <text:list-item>
          <text:p text:style-name="P2">El individuo como representante temporal de una especie.</text:p>
        </text:list-item>
      </text:list>
      <text:p text:style-name="Horizontal_20_Line"/>
      <text:h text:style-name="Heading_20_3" text:outline-level="3">🔸3. Diversidad y multiplicidad</text:h>
      <text:list xml:id="list953950335" text:style-name="L3">
        <text:list-item>
          <text:p text:style-name="P3">A pesar de pertenecer a una misma especie, los individuos son distintos.</text:p>
        </text:list-item>
        <text:list-item>
          <text:p text:style-name="P3">Breve mención a que esto será abordado en profundidad más adelante (en el tema 3).</text:p>
        </text:list-item>
        <text:list-item>
          <text:p text:style-name="P3">La vida no se compone de copias idénticas, sino de versiones únicas.</text:p>
        </text:list-item>
      </text:list>
      <text:p text:style-name="Horizontal_20_Line"/>
      <text:h text:style-name="Heading_20_3" text:outline-level="3">🔸4. Características comunes a todos los individuos</text:h>
      <text:list xml:id="list953014998" text:style-name="L4">
        <text:list-item>
          <text:p text:style-name="P4">Ciclo vital: nacimiento, reproducción, muerte.</text:p>
        </text:list-item>
        <text:list-item>
          <text:p text:style-name="P4">Autonomía limitada: cada individuo funciona como sistema independiente.</text:p>
        </text:list-item>
        <text:list-item>
          <text:p text:style-name="P4"><text:soft-page-break/>Capacidad de reproducción: no eterna, pero capaz de reiniciar el proceso.</text:p>
        </text:list-item>
        <text:list-item>
          <text:p text:style-name="P4">Memoria contenida (ADN): cada uno porta la información que lo define.</text:p>
        </text:list-item>
      </text:list>
      <text:p text:style-name="Horizontal_20_Line"/>
      <text:h text:style-name="Heading_20_3" text:outline-level="3">🔸5. La vida como red de individuos</text:h>
      <text:list xml:id="list657899112" text:style-name="L5">
        <text:list-item>
          <text:p text:style-name="P5">Toda forma de vida está compuesta por individuos, desde la escala microscópica hasta la planetaria.</text:p>
        </text:list-item>
        <text:list-item>
          <text:p text:style-name="P5">El planeta mismo como un sistema habitado por miles de millones de estos nodos.</text:p>
        </text:list-item>
        <text:list-item>
          <text:p text:style-name="P5">La individualidad es la estrategia de la vida para desplegarse.</text:p>
        </text:list-item>
      </text:list>
      <text:p text:style-name="Text_20_body"><text:span text:style-name="Strong_20_Emphasis">Idea clave:</text:span></text:p>
      <text:p text:style-name="Quotations">El individuo es la partícula básica con la que la vida se construye a sí misma y explora el universo.</text:p>
      <text:p text:style-name="Horizontal_20_Line"/>
      <text:h text:style-name="Heading_20_3" text:outline-level="3">🔸6. Transición hacia el modelo lógico</text:h>
      <text:list xml:id="list643512168" text:style-name="L6">
        <text:list-item>
          <text:p text:style-name="P6">Introducción del paralelismo con la máquina lógica (sin desarrollar todavía).</text:p>
        </text:list-item>
        <text:list-item>
          <text:p text:style-name="P6">Así como en la naturaleza la vida se construye con individuos biológicos, en nuestro modelo lo hará con <text:span text:style-name="Strong_20_Emphasis">individuos lógicos</text:span>.</text:p>
        </text:list-item>
        <text:list-item>
          <text:p text:style-name="P6">Esta sección cierra planteando una pregunta:<text:line-break/><text:span text:style-name="Strong_20_Emphasis">¿Por qué la vida elige trabajar con individuos?</text:span><text:line-break/>→ (Lo responderemos en el siguiente tema del laboratorio.)</text:p>
        </text:list-item>
      </text:list>
      <text:p text:style-name="Horizontal_20_Line"/>
      <text:h text:style-name="Heading_20_2" text:outline-level="2">✳️ Recursos opcionales para incluir en esta sección:</text:h>
      <text:list xml:id="list3795760051" text:style-name="L7">
        <text:list-item>
          <text:p text:style-name="P7">Ejemplos breves: bacteria, árbol, pez, humano, etc.</text:p>
        </text:list-item>
        <text:list-item>
          <text:p text:style-name="P7">Frase de cierre inspiradora o enigmática, estilo ensayo místico-científico, que prepare el terreno para el siguiente apartado.</text:p>
        </text:list-item>
      </text:list>
      <text:p text:style-name="Horizontal_20_Line"/>
      <text:p text:style-name="Text_20_body">¿Te gustaría que comencemos a <text:span text:style-name="Strong_20_Emphasis">desarrollar esta sección punto por punto</text:span>, o querés hacer ajustes primero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1T13:45:14.707000000</meta:creation-date>
    <dc:date>2025-07-21T13:49:21.603000000</dc:date>
    <meta:editing-duration>PT4M7S</meta:editing-duration>
    <meta:editing-cycles>1</meta:editing-cycles>
    <meta:document-statistic meta:table-count="0" meta:image-count="0" meta:object-count="0" meta:page-count="2" meta:paragraph-count="35" meta:word-count="459" meta:character-count="2840" meta:non-whitespace-character-count="2436"/>
    <meta:generator>LibreOffice/7.3.5.2$Windows_X86_64 LibreOffice_project/184fe81b8c8c30d8b5082578aee2fed2ea847c01</meta:generator>
  </office:meta>
</office:document-meta>
</file>